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lle rights reserved. No part of this documente may be reproduced, photocopied, stored on a retrieval system, or transmitted without the exprass written consent of the pablischer or the authors.</text:p>
      <text:p text:style-name="Standard"/>
      <text:p text:style-name="Text_20_body">Alle rights reserved. No part of this documente may be reproduced, photocopied, stored on a retrieval system, or transmitted without the exprass written consent of the pablischer or the authors.</text:p>
      <text:p text:style-name="Standard"/>
      <text:p text:style-name="Text_20_body">Alle rights reserved. No part of this documente may be reproduced, photocopied, stored on a retrieval system, or transmitted without the exprass written consent of the pablischer or the autho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class="text" style:default-outline-level="1">
      <style:text-properties fo:font-size="14pt" fo:font-weight="bold"/>
    </style:style>
    <style:style style:name="Heading_20_5" style:display-name="Heading 5" style:family="paragraph" style:parent-style-name="Heading" style:class="text" style:default-outline-level="5">
      <style:text-properties fo:font-size="10pt" fo:font-weight="bold"/>
    </style:style>
    <style:style style:name="Table_20_Contents" style:display-name="Table Contents" style:family="paragraph" style:parent-style-name="Text_20_body" style:class="extra"/>
    <style:style style:name="Default_20_Paragraph_20_Font" style:display-name="Default Paragraph Font" style:family="paragraph" style:parent-style-name="Standard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Thorsten Ziehm</meta:initial-creator>
    <meta:creation-date>1997-11-11T15:59:45</meta:creation-date>
    <dc:date>2001-10-10T16:24:29</dc:date>
    <dc:language>en-US</dc:language>
    <meta:editing-cycles>3</meta:editing-cycles>
    <meta:editing-duration>PT14M53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90" meta:character-count="582"/>
  </office:meta>
</office:document-meta>
</file>